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xyFactoryBeanTests.no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FactoryBeanTests.noHos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xyFactoryBeanTests.nor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roxyFactoryBeanTests.noPor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